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.466cm" fo:min-width="3.487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.504cm" fo:min-width="5.193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8cm" draw:marker-end-width="0.38cm" draw:fill="solid" draw:fill-color="#ffffff" draw:textarea-horizontal-align="left" draw:auto-grow-height="true" draw:auto-grow-width="true" fo:min-height="0.497cm" fo:min-width="5.667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7.415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8cm" draw:marker-end-width="0.38cm" draw:fill="solid" draw:fill-color="#ffffff" draw:textarea-horizontal-align="left" draw:auto-grow-height="true" draw:auto-grow-width="true" fo:min-height="0cm" fo:min-width="7.41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38cm" draw:marker-end-width="0.38cm" draw:fill="solid" draw:fill-color="#ffffff" draw:textarea-horizontal-align="left" draw:auto-grow-height="true" draw:auto-grow-width="true" fo:min-height="0.56cm" fo:min-width="3.772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ffffff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family="'DejaVu Sans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ffffff" fo:font-family="'DejaVu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25cm" svg:y1="7.25cm" svg:x2="14.25cm" svg:y2="11.875cm">
          <text:p/>
        </draw:line>
        <draw:frame draw:style-name="gr2" draw:text-style-name="P2" draw:layer="layout" svg:width="5.209cm" svg:height="0.881cm" svg:x="2.402cm" svg:y="3.047cm">
          <draw:text-box>
            <text:p><text:span text:style-name="T1">dn: dc=lab,dc=stri</text:span></text:p>
          </draw:text-box>
        </draw:frame>
        <draw:frame draw:style-name="gr3" draw:text-style-name="P2" draw:layer="layout" svg:width="9.125cm" svg:height="0.881cm" svg:x="2.342cm" svg:y="5.694cm">
          <draw:text-box>
            <text:p><text:span text:style-name="T1">dn: ou=automount,dc=lab,dc=stri</text:span></text:p>
          </draw:text-box>
        </draw:frame>
        <draw:line draw:style-name="gr1" draw:text-style-name="P1" draw:layer="layout" svg:x1="4cm" svg:y1="3.875cm" svg:x2="4cm" svg:y2="5.67cm">
          <text:p/>
        </draw:line>
        <draw:line draw:style-name="gr1" draw:text-style-name="P1" draw:layer="layout" svg:x1="4cm" svg:y1="6.625cm" svg:x2="4cm" svg:y2="8.5cm">
          <text:p/>
        </draw:line>
        <draw:line draw:style-name="gr1" draw:text-style-name="P1" draw:layer="layout" svg:x1="4cm" svg:y1="7.25cm" svg:x2="14.25cm" svg:y2="7.25cm">
          <text:p/>
        </draw:line>
        <draw:frame draw:style-name="gr4" draw:text-style-name="P2" draw:layer="layout" svg:width="9.412cm" svg:height="0.881cm" svg:x="2.359cm" svg:y="8.503cm">
          <draw:text-box>
            <text:p><text:span text:style-name="T1">dn: ou=auto.master,dc=lab,dc=stri</text:span></text:p>
          </draw:text-box>
        </draw:frame>
        <draw:line draw:style-name="gr1" draw:text-style-name="P1" draw:layer="layout" svg:x1="4cm" svg:y1="9.375cm" svg:x2="4cm" svg:y2="10.375cm">
          <text:p/>
        </draw:line>
        <draw:frame draw:style-name="gr5" draw:text-style-name="P2" draw:layer="layout" svg:width="10.475cm" svg:height="0.881cm" svg:x="11.125cm" svg:y="11.919cm">
          <draw:text-box>
            <text:p><text:span text:style-name="T1">dn: cn=*,ou=auto.home,dc=lab,dc=stri</text:span></text:p>
          </draw:text-box>
        </draw:frame>
        <draw:frame draw:style-name="gr6" draw:text-style-name="P2" draw:layer="layout" svg:width="9.069cm" svg:height="0.881cm" svg:x="12.5cm" svg:y="8.5cm">
          <draw:text-box>
            <text:p><text:span text:style-name="T1">dn: ou=auto.home,dc=lab,dc=stri</text:span></text:p>
          </draw:text-box>
        </draw:frame>
        <draw:frame draw:style-name="gr7" draw:text-style-name="P2" draw:layer="layout" svg:width="12.6cm" svg:height="0.881cm" svg:x="2.365cm" svg:y="10.4cm">
          <draw:text-box>
            <text:p><text:span text:style-name="T1">dn : cn=/ahome,ou=auto.master,dc=stri,dc=lab</text:span></text:p>
          </draw:text-box>
        </draw:frame>
        <draw:custom-shape draw:style-name="gr8" draw:text-style-name="P3" draw:layer="layout" svg:width="4.5cm" svg:height="0.8cm" svg:x="3.75cm" svg:y="11.825cm">
          <text:p text:style-name="P1"><text:span text:style-name="T2">common name</text:span><text:span text:style-name="T3"> (cn)</text:span></text:p>
          <draw:enhanced-geometry svg:viewBox="0 0 21600 21600" draw:glue-points="10800 0 0 10800 10800 21600 21600 10800 ?f40 ?f41" draw:text-areas="0 0 21600 21600" draw:type="rectangular-callout" draw:modifiers="2725.79426794046 -20143.8202247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cm" svg:height="0.8cm" svg:x="4.175cm" svg:y="4.625cm">
          <text:p text:style-name="P4"><text:span text:style-name="T4">organisationnal unit</text:span><text:span text:style-name="T5"> (ou)</text:span></text:p>
          <draw:enhanced-geometry svg:viewBox="0 0 21600 21600" draw:glue-points="10800 0 0 10800 10800 21600 21600 10800 ?f40 ?f41" draw:text-areas="0 0 21600 21600" draw:type="rectangular-callout" draw:modifiers="-114.949201741655 36512.35955056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cm" svg:height="0.8cm" svg:x="14.375cm" svg:y="7.45cm">
          <text:p text:style-name="P4"><text:span text:style-name="T4">organisationnal unit</text:span><text:span text:style-name="T5"> (ou)</text:span></text:p>
          <draw:enhanced-geometry svg:viewBox="0 0 21600 21600" draw:glue-points="10800 0 0 10800 10800 21600 21600 10800 ?f40 ?f41" draw:text-areas="0 0 21600 21600" draw:type="rectangular-callout" draw:modifiers="-114.949201741655 36512.35955056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cm" svg:height="1.2cm" svg:x="8.5cm" svg:y="3.125cm">
          <text:p text:style-name="P1"><text:span text:style-name="T4">organisation</text:span><text:span text:style-name="T5"> (o) </text:span></text:p>
          <text:p text:style-name="P1"><text:span text:style-name="T4">domain component</text:span><text:span text:style-name="T5"> (dc)</text:span></text:p>
          <draw:enhanced-geometry svg:viewBox="0 0 21600 21600" draw:glue-points="10800 0 0 10800 10800 21600 21600 10800 ?f40 ?f41" draw:text-areas="0 0 21600 21600" draw:type="rectangular-callout" draw:modifiers="-2995.64586357039 6348.70940882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5-09T18:14:40</meta:creation-date>
    <dc:date>2013-05-15T21:05:34</dc:date>
    <meta:editing-duration>PT3H11M52S</meta:editing-duration>
    <meta:editing-cycles>9</meta:editing-cycles>
    <meta:generator>LibreOffice/4.0.3.3$Linux_X86_64 LibreOffice_project/400m0$Build-3</meta:generator>
    <meta:document-statistic meta:object-count="15"/>
  </office:meta>
</office:document-meta>
</file>